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1cm" svg:stroke-color="#000000" draw:marker-start-width="0.276cm" draw:marker-end-width="0.276cm" draw:fill="solid" draw:fill-color="#e6e6e6" draw:textarea-horizontal-align="justify" draw:textarea-vertical-align="middle" draw:auto-grow-height="false" fo:padding-top="0.15cm" fo:padding-bottom="0.15cm" fo:padding-left="0.275cm" fo:padding-right="0.275cm" draw:shadow="visibl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objectwithoutfill">
      <style:graphic-properties svg:stroke-width="0.102cm" draw:marker-start="" draw:marker-start-width="0.352cm" draw:marker-end="Arrowheads_20_2" draw:marker-end-width="0.452cm" draw:fill="solid" draw:fill-color="#ffffff" draw:textarea-vertical-align="middle" fo:padding-top="0.175cm" fo:padding-bottom="0.175cm" fo:padding-left="0.3cm" fo:padding-right="0.3cm" draw:shadow="visible"/>
    </style:style>
    <style:style style:name="gr1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graphic-properties draw:fill="solid" draw:fill-color="#ffffff" draw:textarea-horizontal-align="justify" draw:textarea-vertical-align="middle" draw:auto-grow-height="false" fo:min-height="0cm" fo:min-width="0cm" fo:wrap-option="no-wrap"/>
    </style:style>
    <style:style style:name="gr22" style:family="graphic" style:parent-style-name="standard">
      <style:graphic-properties draw:fill="solid" draw:fill-color="#ffffff" draw:textarea-horizontal-align="justify" draw:textarea-vertical-align="middle" draw:auto-grow-height="false" fo:min-height="0cm" fo:min-width="0cm" fo:wrap-option="no-wrap" draw:shadow="hidden"/>
    </style:style>
    <style:style style:name="gr23" style:family="graphic" style:parent-style-name="objectwithoutfill">
      <style:graphic-properties draw:stroke="dash" draw:stroke-dash="_32__20_Dots_20_1_20_Dash" svg:stroke-width="0.102cm" draw:marker-start-width="0.352cm" draw:marker-end="Arrowheads_20_2" draw:marker-end-width="0.452cm" draw:fill="none" draw:textarea-vertical-align="middle" fo:padding-top="0.175cm" fo:padding-bottom="0.175cm" fo:padding-left="0.3cm" fo:padding-right="0.3cm"/>
    </style:style>
    <style:style style:name="gr24" style:family="graphic" style:parent-style-name="objectwithoutfill">
      <style:graphic-properties svg:stroke-width="0.102cm" draw:marker-start="Arrow" draw:marker-start-width="0.452cm" draw:marker-end="Arrow" draw:marker-end-width="0.452cm" draw:fill="none" draw:textarea-vertical-align="middle" fo:padding-top="0.175cm" fo:padding-bottom="0.175cm" fo:padding-left="0.3cm" fo:padding-right="0.3cm"/>
    </style:style>
    <style:style style:name="gr2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graphic-properties svg:stroke-width="0.102cm" svg:stroke-color="#ff3333" draw:marker-start="Arrowheads_20_2" draw:marker-start-width="0.452cm" draw:marker-end="" draw:marker-end-width="0.452cm" draw:textarea-vertical-align="middle" fo:padding-top="0.175cm" fo:padding-bottom="0.175cm" fo:padding-left="0.3cm" fo:padding-right="0.3cm" draw:shadow="visible"/>
    </style:style>
    <style:style style:name="gr42" style:family="graphic" style:parent-style-name="objectwithoutfill">
      <style:graphic-properties svg:stroke-width="0.102cm" svg:stroke-color="#ff3333" draw:marker-start-width="0.352cm" draw:marker-end-width="0.352cm" draw:fill="solid" draw:fill-color="#ffffff" draw:textarea-vertical-align="middle" fo:padding-top="0.175cm" fo:padding-bottom="0.175cm" fo:padding-left="0.3cm" fo:padding-right="0.3cm" draw:shadow="visible"/>
    </style:style>
    <style:style style:name="gr43" style:family="graphic" style:parent-style-name="standard">
      <style:graphic-properties svg:stroke-width="0.102cm" svg:stroke-color="#000000" draw:marker-start="Arrow" draw:marker-start-width="0.452cm" draw:marker-end="" draw:marker-end-width="0.452cm" draw:textarea-vertical-align="middle" fo:padding-top="0.175cm" fo:padding-bottom="0.175cm" fo:padding-left="0.3cm" fo:padding-right="0.3cm"/>
    </style:style>
    <style:style style:name="gr44" style:family="graphic" style:parent-style-name="objectwithoutfill">
      <style:graphic-properties svg:stroke-width="0.102cm" draw:marker-start="Arrow" draw:marker-start-width="0.352cm" draw:marker-end="" draw:marker-end-width="0.352cm" draw:fill="none" draw:textarea-vertical-align="middle" fo:padding-top="0.175cm" fo:padding-bottom="0.175cm" fo:padding-left="0.3cm" fo:padding-right="0.3cm"/>
    </style:style>
    <style:style style:name="gr45" style:family="graphic" style:parent-style-name="objectwithoutfill">
      <style:graphic-properties svg:stroke-width="0.102cm" draw:marker-start-width="0.352cm" draw:marker-end="Arrowheads_20_2" draw:marker-end-width="0.452cm" draw:fill="solid" draw:fill-color="#ffffff" draw:textarea-vertical-align="middle" fo:padding-top="0.175cm" fo:padding-bottom="0.175cm" fo:padding-left="0.3cm" fo:padding-right="0.3cm" draw:shadow="visible"/>
    </style:style>
    <style:style style:name="gr4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graphic-properties draw:stroke="dash" draw:stroke-dash="Ultrafine_20_2_20_Dots_20_3_20_Dashes" svg:stroke-width="0.051cm" svg:stroke-color="#808080" draw:marker-start-width="0.276cm" draw:marker-end-width="0.276cm" draw:fill="solid" draw:fill-color="#ffffff" draw:textarea-horizontal-align="justify" draw:textarea-vertical-align="middle" draw:auto-grow-height="false" fo:padding-top="0.15cm" fo:padding-bottom="0.15cm" fo:padding-left="0.275cm" fo:padding-right="0.275cm" draw:shadow="visible"/>
    </style:style>
    <style:style style:name="gr6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3" style:family="graphic" style:parent-style-name="standard">
      <style:graphic-properties svg:stroke-width="0.102cm" svg:stroke-color="#000000" draw:marker-start="Arrow" draw:marker-start-width="0.452cm" draw:marker-end="Arrow" draw:marker-end-width="0.452cm" draw:textarea-vertical-align="middle" fo:padding-top="0.175cm" fo:padding-bottom="0.175cm" fo:padding-left="0.3cm" fo:padding-right="0.3cm"/>
    </style:style>
    <style:style style:name="gr9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3" style:family="graphic" style:parent-style-name="objectwithoutfill">
      <style:graphic-properties draw:stroke="solid" draw:stroke-dash="Ultrafine_20_2_20_Dots_20_3_20_Dashes" svg:stroke-width="0.102cm" draw:marker-start="Arrowheads_20_2" draw:marker-start-width="0.452cm" draw:marker-end="" draw:marker-end-width="0.452cm" draw:fill="solid" draw:fill-color="#ffffff" draw:textarea-vertical-align="middle" fo:padding-top="0.175cm" fo:padding-bottom="0.175cm" fo:padding-left="0.3cm" fo:padding-right="0.3cm" draw:shadow="visible"/>
    </style:style>
    <style:style style:name="gr10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text-align="center"/>
    </style:style>
    <style:style style:name="P2" style:family="paragraph">
      <style:paragraph-properties fo:text-align="center"/>
      <style:text-properties fo:text-shadow="none" fo:font-weight="bold" style:font-weight-asian="bold" style:font-weight-complex="bold"/>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bold" style:font-family-complex="FreeSans" style:font-family-generic-complex="system" style:font-pitch-complex="variable"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paragraph-properties fo:text-align="center"/>
      <style:text-properties fo:font-weight="normal" style:font-weight-asian="normal" style:font-weight-complex="normal"/>
    </style:style>
    <style:style style:name="P7" style:family="paragraph">
      <style:paragraph-properties fo:text-align="center"/>
      <style:text-properties fo:font-weight="bold" style:font-weight-asian="bold" style:font-weight-complex="bold"/>
    </style:style>
    <style:style style:name="T1" style:family="text">
      <style:text-properties fo:font-size="24pt" fo:text-shadow="none" fo:font-weight="bold" style:font-size-asian="24pt" style:font-weight-asian="bold" style:font-size-complex="24pt" style:font-weight-complex="bold"/>
    </style:style>
    <style:style style:name="T2" style:family="text">
      <style:text-properties style:use-window-font-color="true" style:text-outline="false" style:text-line-through-style="none" style:text-position="0% 100%"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sub 58%"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fo:font-family="Arial" style:font-family-generic="roman"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6pt" style:language-asian="zh" style:country-asian="CN" style:font-style-asian="normal" style:font-weight-asian="normal" style:font-family-complex="FreeSans"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22pt" fo:font-weight="bold" style:font-size-asian="22pt" style:font-weight-asian="bold" style:font-size-complex="22pt" style:font-weight-complex="bold"/>
    </style:style>
    <style:style style:name="T7" style:family="text">
      <style:text-properties fo:color="#000000" style:text-outline="false" style:text-line-through-style="none" style:text-position="0% 100%"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0pt" style:text-underline-style="solid" style:text-underline-width="auto" style:text-underline-color="font-color"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2" draw:layer="layout" svg:width="7.62cm" svg:height="3.81cm" svg:x="2.27cm" svg:y="23.86cm">
          <text:p text:style-name="P1"><text:span text:style-name="T1">Live System</text:span></text:p>
          <draw:enhanced-geometry svg:viewBox="0 0 21600 21600" draw:type="rectangle" draw:enhanced-path="M 0 0 L 21600 0 21600 21600 0 21600 0 0 Z N"/>
        </draw:custom-shape>
        <draw:custom-shape draw:style-name="gr2" draw:text-style-name="P1" draw:layer="layout" svg:width="7.62cm" svg:height="5.08cm" svg:x="4.556cm" svg:y="3.286cm">
          <text:p/>
          <draw:enhanced-geometry svg:viewBox="0 0 21600 21600" draw:type="rectangle" draw:enhanced-path="M 0 0 L 21600 0 21600 21600 0 21600 0 0 Z N"/>
        </draw:custom-shape>
        <draw:g xml:id="id2" draw:id="id2">
          <draw:custom-shape draw:style-name="gr3"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4"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1cm" svg:height="1.27cm" svg:x="6.079cm" svg:y="7.35cm">
            <text:p text:style-name="P1"><text:span text:style-name="T5">REQ</text:span></text:p>
            <draw:enhanced-geometry svg:viewBox="0 0 21600 21600" draw:type="rectangle" draw:enhanced-path="M 0 0 L 21600 0 21600 21600 0 21600 0 0 Z N"/>
          </draw:custom-shape>
        </draw:g>
        <draw:g xml:id="id4" draw:id="id4">
          <draw:custom-shape draw:style-name="gr7"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8"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xml:id="id5" draw:id="id5">
          <draw:custom-shape draw:style-name="gr10"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11"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12"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g xml:id="id3" draw:id="id3">
          <draw:custom-shape draw:style-name="gr13"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14" draw:text-style-name="P5" draw:layer="layout" svg:width="5.08cm" svg:height="1.27cm" draw:transform="rotate (-1.5707963267949) translate (25.13cm 21.32cm)">
            <text:p text:style-name="P3"><text:span text:style-name="T4">SUB</text:span></text:p>
            <draw:enhanced-geometry svg:viewBox="0 0 21600 21600" draw:mirror-horizontal="false" draw:mirror-vertical="false" draw:type="rectangle" draw:enhanced-path="M 0 0 L 21600 0 21600 21600 0 21600 0 0 Z N"/>
          </draw:custom-shape>
          <draw:custom-shape draw:style-name="gr15"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PUB</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16"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connector draw:style-name="gr17" draw:text-style-name="P1" draw:layer="layout" draw:line-skew="-3.04cm 0.77cm -2.039cm" svg:x1="37.83cm" svg:y1="6.08cm" svg:x2="4.81cm" svg:y2="6.08cm" draw:start-shape="id1" draw:start-glue-point="1" draw:end-shape="id2" draw:end-glue-point="3" svg:d="m37830 6080h2540v5080h-38100v-5080h2540">
          <text:p/>
        </draw:connector>
        <draw:connector draw:style-name="gr17" draw:text-style-name="P1" draw:layer="layout" draw:line-skew="6.098cm" svg:x1="37.831cm" svg:y1="6.08cm" svg:x2="25.13cm" svg:y2="23.86cm" draw:end-shape="id3" draw:end-glue-point="1" svg:d="m37831 6080h2538v17780h-15239">
          <text:p/>
        </draw:connector>
        <draw:g xml:id="id1" draw:id="id1">
          <draw:custom-shape draw:style-name="gr18"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19"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20"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custom-shape draw:style-name="gr21" draw:text-style-name="P7" draw:layer="layout" svg:width="4.191cm" svg:height="2.54cm" svg:x="35.417cm" svg:y="14.208cm">
          <text:p text:style-name="P1"><text:span text:style-name="T6">single</text:span><text:span text:style-name="T6"><text:line-break/></text:span><text:span text:style-name="T6">ticks</text:span></text:p>
          <draw:enhanced-geometry svg:viewBox="0 0 21600 21600" draw:text-areas="3000 3320 17110 17330" draw:type="cloud-callout" draw:modifiers="21816.4122137405 -19134.828807556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2" draw:text-style-name="P1" draw:layer="layout" svg:width="2.032cm" svg:height="1.27cm" svg:x="13.954cm" svg:y="10.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 draw:layer="layout" svg:width="1.15cm" svg:height="1.651cm" svg:x="39.862cm" svg:y="19.2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3" draw:text-style-name="P1" draw:layer="layout" draw:line-skew="4.445cm" svg:x1="21.32cm" svg:y1="21.32cm" svg:x2="34.02cm" svg:y2="8.62cm" draw:start-shape="id3" draw:start-glue-point="0" draw:end-shape="id1" draw:end-glue-point="2" svg:d="m21320 21320v-1270h12700v-11430">
          <text:p/>
        </draw:connector>
        <draw:custom-shape draw:style-name="gr21" draw:text-style-name="P7" draw:layer="layout" svg:width="4.191cm" svg:height="2.54cm" svg:x="29.067cm" svg:y="14.208cm">
          <text:p text:style-name="P1"><text:span text:style-name="T6">heart</text:span><text:span text:style-name="T6"><text:line-break/></text:span><text:span text:style-name="T6">beats</text:span></text:p>
          <draw:enhanced-geometry svg:viewBox="0 0 21600 21600" draw:text-areas="3000 3320 17110 17330" draw:type="cloud-callout" draw:modifiers="-3735.68702290076 44449.58677685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2" draw:text-style-name="P1" draw:layer="layout" svg:width="1.15cm" svg:height="1.651cm" svg:x="33.462cm" svg:y="19.2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text-style-name="P1" draw:layer="layout" svg:x1="21.32cm" svg:y1="8.62cm" svg:x2="21.32cm" svg:y2="13.7cm" draw:start-shape="id4" draw:start-glue-point="2" draw:end-shape="id5" draw:end-glue-point="0" svg:d="m21320 8620v5080">
          <text:p/>
        </draw:connector>
        <draw:connector draw:style-name="gr24" draw:text-style-name="P1" draw:layer="layout" draw:line-skew="11.931cm -4.31cm -4.31cm" svg:x1="30.21cm" svg:y1="6.08cm" svg:x2="25.13cm" svg:y2="6.08cm" draw:start-shape="id1" draw:start-glue-point="3" draw:end-shape="id4" draw:end-glue-point="1" svg:d="m30210 6080h-1270v0h-2540v0h-1270">
          <text:p/>
        </draw:connector>
        <draw:connector draw:style-name="gr24" draw:text-style-name="P1" draw:layer="layout" draw:line-skew="11.931cm -4.31cm -4.31cm" svg:x1="17.51cm" svg:y1="6.08cm" svg:x2="12.43cm" svg:y2="6.08cm" draw:start-shape="id4" draw:start-glue-point="3" draw:end-shape="id2" draw:end-glue-point="1" svg:d="m17510 6080h-1270v0h-2540v0h-1270">
          <text:p/>
        </draw:connector>
        <draw:custom-shape draw:style-name="gr22" draw:text-style-name="P1" draw:layer="layout" svg:width="2.032cm" svg:height="1.27cm" svg:x="13.954cm" svg:y="5.4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 draw:style-name="dp1" draw:master-page-name="Default">
        <draw:custom-shape draw:style-name="gr2" draw:text-style-name="P1" draw:layer="layout" svg:width="7.62cm" svg:height="5.08cm" svg:x="4.556cm" svg:y="3.286cm">
          <text:p/>
          <draw:enhanced-geometry svg:viewBox="0 0 21600 21600" draw:type="rectangle" draw:enhanced-path="M 0 0 L 21600 0 21600 21600 0 21600 0 0 Z N"/>
        </draw:custom-shape>
        <draw:custom-shape draw:style-name="gr2" draw:text-style-name="P1" draw:layer="layout" svg:width="7.62cm" svg:height="5.08cm" svg:x="4.556cm" svg:y="13.954cm">
          <text:p/>
          <draw:enhanced-geometry svg:viewBox="0 0 21600 21600" draw:type="rectangle" draw:enhanced-path="M 0 0 L 21600 0 21600 21600 0 21600 0 0 Z N"/>
        </draw:custom-shape>
        <draw:g xml:id="id8" draw:id="id8">
          <draw:custom-shape draw:style-name="gr25"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26"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27"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g xml:id="id7" draw:id="id7">
          <draw:custom-shape draw:style-name="gr28"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29"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30"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6.08cm" svg:y="7.35cm">
            <text:p text:style-name="P1"><text:span text:style-name="T5">REQ</text:span></text:p>
            <draw:enhanced-geometry svg:viewBox="0 0 21600 21600" draw:type="rectangle" draw:enhanced-path="M 0 0 L 21600 0 21600 21600 0 21600 0 0 Z N"/>
          </draw:custom-shape>
        </draw:g>
        <draw:g xml:id="id9" draw:id="id9">
          <draw:custom-shape draw:style-name="gr31"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32"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33"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xml:id="id10" draw:id="id10">
          <draw:custom-shape draw:style-name="gr34"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35"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36"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custom-shape draw:style-name="gr1" draw:text-style-name="P2" draw:layer="layout" svg:width="7.62cm" svg:height="3.81cm" svg:x="32.75cm" svg:y="23.86cm">
          <text:p text:style-name="P1"><text:span text:style-name="T1">History</text:span><text:span text:style-name="T1"><text:line-break/></text:span><text:span text:style-name="T1">Simulation</text:span></text:p>
          <draw:enhanced-geometry svg:viewBox="0 0 21600 21600" draw:type="rectangle" draw:enhanced-path="M 0 0 L 21600 0 21600 21600 0 21600 0 0 Z N"/>
        </draw:custom-shape>
        <draw:custom-shape draw:style-name="gr21" draw:text-style-name="P7" draw:layer="layout" svg:width="5.461cm" svg:height="3.556cm" svg:x="0.492cm" svg:y="25.765cm">
          <text:p text:style-name="P1"><text:span text:style-name="T6">chunks</text:span><text:span text:style-name="T6"><text:line-break/></text:span><text:span text:style-name="T6">of ticks</text:span></text:p>
          <draw:enhanced-geometry svg:viewBox="0 0 21600 21600" draw:text-areas="3000 3320 17110 17330" draw:type="cloud-callout" draw:modifiers="24747.8579274991 -15788.58588698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37"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38" draw:text-style-name="P5" draw:layer="layout" svg:width="5.08cm" svg:height="1.27cm" draw:transform="rotate (-1.5707963267949) translate (25.13cm 21.32cm)">
            <text:p text:style-name="P1"><text:span text:style-name="T4">SUB</text:span></text:p>
            <draw:enhanced-geometry svg:viewBox="0 0 21600 21600" draw:mirror-horizontal="false" draw:mirror-vertical="false" draw:type="rectangle" draw:enhanced-path="M 0 0 L 21600 0 21600 21600 0 21600 0 0 Z N"/>
          </draw:custom-shape>
          <draw:custom-shape draw:style-name="gr39"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PUB</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40"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g>
          <draw:line draw:style-name="gr41" draw:text-style-name="P1" draw:layer="layout" svg:x1="7.35cm" svg:y1="19.288cm" svg:x2="7.35cm" svg:y2="25.13cm">
            <text:p/>
          </draw:line>
          <draw:line draw:style-name="gr42" draw:text-style-name="P1" draw:layer="layout" svg:x1="17.129cm" svg:y1="25.13cm" svg:x2="7.35cm" svg:y2="25.13cm">
            <text:p/>
          </draw:line>
        </draw:g>
        <draw:g>
          <draw:line draw:style-name="gr43" draw:text-style-name="P1" draw:layer="layout" svg:x1="9.89cm" svg:y1="19.288cm" svg:x2="9.89cm" svg:y2="22.59cm">
            <text:p/>
          </draw:line>
          <draw:line draw:style-name="gr44" draw:text-style-name="P1" draw:layer="layout" svg:x1="17.129cm" svg:y1="22.59cm" svg:x2="9.89cm" svg:y2="22.59cm">
            <text:p/>
          </draw:line>
        </draw:g>
        <draw:custom-shape draw:style-name="gr21" draw:text-style-name="P7" draw:layer="layout" svg:width="4.191cm" svg:height="2.54cm" svg:x="35.418cm" svg:y="14.208cm">
          <text:p text:style-name="P1"><text:span text:style-name="T6">single</text:span><text:span text:style-name="T6"><text:line-break/></text:span><text:span text:style-name="T6">ticks</text:span></text:p>
          <draw:enhanced-geometry svg:viewBox="0 0 21600 21600" draw:text-areas="3000 3320 17110 17330" draw:type="cloud-callout" draw:modifiers="-3869.65648854962 -20715.93860684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5" draw:text-style-name="P1" draw:layer="layout" draw:line-skew="-2.039cm" svg:x1="4.81cm" svg:y1="16.24cm" svg:x2="4.81cm" svg:y2="6.08cm" draw:start-shape="id6" draw:start-glue-point="3" draw:end-shape="id7" draw:end-glue-point="3" svg:d="m4810 16240h-2540v-10160h2540">
          <text:p/>
        </draw:connector>
        <draw:connector draw:style-name="gr45" draw:text-style-name="P1" draw:layer="layout" draw:line-skew="-2.039cm -0.635cm" svg:x1="4.81cm" svg:y1="16.24cm" svg:x2="34.02cm" svg:y2="8.62cm" draw:start-shape="id6" draw:start-glue-point="3" draw:end-shape="id8" draw:end-glue-point="2" svg:d="m4810 16240h-2540v-5080h31750v-2540">
          <text:p/>
        </draw:connector>
        <draw:g xml:id="id6" draw:id="id6">
          <draw:custom-shape draw:style-name="gr46" draw:text-style-name="P4" draw:layer="layout" svg:width="5.08cm" svg:height="2.54cm" svg:x="6.08cm" svg:y="14.97cm">
            <text:p text:style-name="P3"><text:span text:style-name="T2">SIM</text:span><text:span text:style-name="T3">id</text:span></text:p>
            <draw:enhanced-geometry svg:viewBox="0 0 21600 21600" draw:type="rectangle" draw:enhanced-path="M 0 0 L 21600 0 21600 21600 0 21600 0 0 Z N"/>
          </draw:custom-shape>
          <draw:custom-shape draw:style-name="gr47" draw:text-style-name="P5" draw:layer="layout" svg:width="5.08cm" svg:height="1.27cm" draw:transform="rotate (-1.5707963267949) translate (6.08cm 13.7cm)">
            <text:p text:style-name="P3"><text:span text:style-name="T4">P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2.54cm" svg:height="1.27cm" svg:x="6.08cm" svg:y="17.51cm">
            <text:p text:style-name="P1"><text:span text:style-name="T5">PULL</text:span></text:p>
            <draw:enhanced-geometry svg:viewBox="0 0 21600 21600" draw:type="rectangle" draw:enhanced-path="M 0 0 L 21600 0 21600 21600 0 21600 0 0 Z N"/>
          </draw:custom-shape>
          <draw:custom-shape draw:style-name="gr48" draw:text-style-name="P5" draw:layer="layout" svg:width="5.08cm" svg:height="1.27cm" draw:transform="rotate (-1.5707963267949) translate (12.4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54cm" svg:height="1.27cm" svg:x="8.62cm" svg:y="17.51cm">
            <text:p text:style-name="P1"><text:span text:style-name="T5">REQ</text:span></text:p>
            <draw:enhanced-geometry svg:viewBox="0 0 21600 21600" draw:type="rectangle" draw:enhanced-path="M 0 0 L 21600 0 21600 21600 0 21600 0 0 Z N"/>
          </draw:custom-shape>
        </draw:g>
        <draw:custom-shape draw:style-name="gr22" draw:text-style-name="P1" draw:layer="layout" svg:width="2.032cm" svg:height="1.27cm" svg:x="13.954cm" svg:y="10.6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 draw:layer="layout" svg:width="2.032cm" svg:height="1.27cm" svg:x="13.954cm" svg:y="21.9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 draw:layer="layout" svg:width="2.032cm" svg:height="1.27cm" svg:x="13.954cm" svg:y="24.5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text-style-name="P1" draw:layer="layout" svg:x1="8.62cm" svg:y1="8.62cm" svg:x2="8.62cm" svg:y2="13.7cm" draw:start-shape="id7" draw:start-glue-point="2" draw:end-shape="id6" draw:end-glue-point="0" svg:d="m8620 8620v5080">
          <text:p/>
        </draw:connector>
        <draw:connector draw:style-name="gr24" draw:text-style-name="P1" draw:layer="layout" svg:x1="21.32cm" svg:y1="8.62cm" svg:x2="21.32cm" svg:y2="13.7cm" draw:start-shape="id9" draw:start-glue-point="2" draw:end-shape="id10" draw:end-glue-point="0" svg:d="m21320 8620v5080">
          <text:p/>
        </draw:connector>
        <draw:connector draw:style-name="gr24" draw:text-style-name="P1" draw:layer="layout" draw:line-skew="11.931cm -4.31cm -4.31cm" svg:x1="30.21cm" svg:y1="6.08cm" svg:x2="25.13cm" svg:y2="6.08cm" draw:start-shape="id8" draw:start-glue-point="3" draw:end-shape="id9" draw:end-glue-point="1" svg:d="m30210 6080h-1270v0h-2540v0h-1270">
          <text:p/>
        </draw:connector>
        <draw:connector draw:style-name="gr24" draw:text-style-name="P1" draw:layer="layout" draw:line-skew="11.931cm -4.31cm -4.31cm" svg:x1="17.51cm" svg:y1="6.08cm" svg:x2="12.43cm" svg:y2="6.08cm" draw:start-shape="id9" draw:start-glue-point="3" draw:end-shape="id7" draw:end-glue-point="1" svg:d="m17510 6080h-1270v0h-2540v0h-1270">
          <text:p/>
        </draw:connector>
        <draw:custom-shape draw:style-name="gr22" draw:text-style-name="P1" draw:layer="layout" svg:width="2.032cm" svg:height="1.27cm" svg:x="13.954cm" svg:y="5.4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3" draw:style-name="dp1" draw:master-page-name="Default">
        <draw:custom-shape draw:style-name="gr2" draw:text-style-name="P1" draw:layer="layout" svg:width="7.62cm" svg:height="5.08cm" svg:x="4.556cm" svg:y="3.286cm">
          <text:p/>
          <draw:enhanced-geometry svg:viewBox="0 0 21600 21600" draw:type="rectangle" draw:enhanced-path="M 0 0 L 21600 0 21600 21600 0 21600 0 0 Z N"/>
        </draw:custom-shape>
        <draw:custom-shape draw:style-name="gr2" draw:text-style-name="P1" draw:layer="layout" svg:width="7.62cm" svg:height="5.08cm" svg:x="4.556cm" svg:y="13.954cm">
          <text:p/>
          <draw:enhanced-geometry svg:viewBox="0 0 21600 21600" draw:type="rectangle" draw:enhanced-path="M 0 0 L 21600 0 21600 21600 0 21600 0 0 Z N"/>
        </draw:custom-shape>
        <draw:g xml:id="id13" draw:id="id13">
          <draw:custom-shape draw:style-name="gr49"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50"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51"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g xml:id="id12" draw:id="id12">
          <draw:custom-shape draw:style-name="gr52"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53"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4"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6.08cm" svg:y="7.35cm">
            <text:p text:style-name="P1"><text:span text:style-name="T5">REQ</text:span></text:p>
            <draw:enhanced-geometry svg:viewBox="0 0 21600 21600" draw:type="rectangle" draw:enhanced-path="M 0 0 L 21600 0 21600 21600 0 21600 0 0 Z N"/>
          </draw:custom-shape>
        </draw:g>
        <draw:g xml:id="id14" draw:id="id14">
          <draw:custom-shape draw:style-name="gr55"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56"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7"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xml:id="id15" draw:id="id15">
          <draw:custom-shape draw:style-name="gr58"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59"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60"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custom-shape draw:style-name="gr1" draw:text-style-name="P2" draw:layer="layout" svg:width="7.62cm" svg:height="3.81cm" svg:x="32.75cm" svg:y="23.86cm">
          <text:p text:style-name="P1"><text:span text:style-name="T1">Random</text:span><text:span text:style-name="T1"><text:line-break/></text:span><text:span text:style-name="T1">Simulation</text:span></text:p>
          <draw:enhanced-geometry svg:viewBox="0 0 21600 21600" draw:type="rectangle" draw:enhanced-path="M 0 0 L 21600 0 21600 21600 0 21600 0 0 Z N"/>
        </draw:custom-shape>
        <draw:custom-shape draw:style-name="gr21" draw:text-style-name="P7" draw:layer="layout" svg:width="5.461cm" svg:height="3.556cm" svg:x="0.492cm" svg:y="25.765cm">
          <text:p text:style-name="P1"><text:span text:style-name="T6">tick</text:span><text:span text:style-name="T6"><text:line-break/></text:span><text:span text:style-name="T6">statistics</text:span></text:p>
          <draw:enhanced-geometry svg:viewBox="0 0 21600 21600" draw:text-areas="3000 3320 17110 17330" draw:type="cloud-callout" draw:modifiers="34784.6210179421 -15460.669103176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61"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62" draw:text-style-name="P5" draw:layer="layout" svg:width="5.08cm" svg:height="1.27cm" draw:transform="rotate (-1.5707963267949) translate (25.13cm 21.32cm)">
            <text:p text:style-name="P1"><text:span text:style-name="T4">SUB</text:span></text:p>
            <draw:enhanced-geometry svg:viewBox="0 0 21600 21600" draw:mirror-horizontal="false" draw:mirror-vertical="false" draw:type="rectangle" draw:enhanced-path="M 0 0 L 21600 0 21600 21600 0 21600 0 0 Z N"/>
          </draw:custom-shape>
          <draw:custom-shape draw:style-name="gr63"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PUB</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64"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g>
          <draw:line draw:style-name="gr43" draw:text-style-name="P1" draw:layer="layout" svg:x1="9.89cm" svg:y1="19.288cm" svg:x2="9.89cm" svg:y2="22.59cm">
            <text:p/>
          </draw:line>
          <draw:line draw:style-name="gr44" draw:text-style-name="P1" draw:layer="layout" svg:x1="17.129cm" svg:y1="22.59cm" svg:x2="9.89cm" svg:y2="22.59cm">
            <text:p/>
          </draw:line>
        </draw:g>
        <draw:custom-shape draw:style-name="gr21" draw:text-style-name="P7" draw:layer="layout" svg:width="4.191cm" svg:height="2.54cm" svg:x="35.418cm" svg:y="14.208cm">
          <text:p text:style-name="P1"><text:span text:style-name="T6">single</text:span><text:span text:style-name="T6"><text:line-break/></text:span><text:span text:style-name="T6">ticks</text:span></text:p>
          <draw:enhanced-geometry svg:viewBox="0 0 21600 21600" draw:text-areas="3000 3320 17110 17330" draw:type="cloud-callout" draw:modifiers="-3869.65648854962 -20715.93860684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5" draw:text-style-name="P1" draw:layer="layout" draw:line-skew="-2.039cm" svg:x1="4.81cm" svg:y1="16.24cm" svg:x2="4.81cm" svg:y2="6.08cm" draw:start-shape="id11" draw:start-glue-point="3" draw:end-shape="id12" draw:end-glue-point="3" svg:d="m4810 16240h-2540v-10160h2540">
          <text:p/>
        </draw:connector>
        <draw:connector draw:style-name="gr45" draw:text-style-name="P1" draw:layer="layout" draw:line-skew="-2.039cm -0.635cm" svg:x1="4.81cm" svg:y1="16.24cm" svg:x2="34.02cm" svg:y2="8.62cm" draw:start-shape="id11" draw:start-glue-point="3" draw:end-shape="id13" draw:end-glue-point="2" svg:d="m4810 16240h-2540v-5080h31750v-2540">
          <text:p/>
        </draw:connector>
        <draw:g xml:id="id11" draw:id="id11">
          <draw:custom-shape draw:style-name="gr65" draw:text-style-name="P4" draw:layer="layout" svg:width="5.08cm" svg:height="2.54cm" svg:x="6.08cm" svg:y="14.97cm">
            <text:p text:style-name="P3"><text:span text:style-name="T2">SIM</text:span><text:span text:style-name="T3">id</text:span></text:p>
            <draw:enhanced-geometry svg:viewBox="0 0 21600 21600" draw:type="rectangle" draw:enhanced-path="M 0 0 L 21600 0 21600 21600 0 21600 0 0 Z N"/>
          </draw:custom-shape>
          <draw:custom-shape draw:style-name="gr66" draw:text-style-name="P5" draw:layer="layout" svg:width="5.08cm" svg:height="1.27cm" draw:transform="rotate (-1.5707963267949) translate (6.08cm 13.7cm)">
            <text:p text:style-name="P3"><text:span text:style-name="T4">P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2.54cm" svg:height="1.27cm" svg:x="6.08cm" svg:y="17.51cm">
            <text:p text:style-name="P1"><text:span text:style-name="T5">PULL</text:span></text:p>
            <draw:enhanced-geometry svg:viewBox="0 0 21600 21600" draw:type="rectangle" draw:enhanced-path="M 0 0 L 21600 0 21600 21600 0 21600 0 0 Z N"/>
          </draw:custom-shape>
          <draw:custom-shape draw:style-name="gr67" draw:text-style-name="P5" draw:layer="layout" svg:width="5.08cm" svg:height="1.27cm" draw:transform="rotate (-1.5707963267949) translate (12.4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54cm" svg:height="1.27cm" svg:x="8.62cm" svg:y="17.51cm">
            <text:p text:style-name="P1"><text:span text:style-name="T5">REQ</text:span></text:p>
            <draw:enhanced-geometry svg:viewBox="0 0 21600 21600" draw:type="rectangle" draw:enhanced-path="M 0 0 L 21600 0 21600 21600 0 21600 0 0 Z N"/>
          </draw:custom-shape>
        </draw:g>
        <draw:custom-shape draw:style-name="gr22" draw:text-style-name="P1" draw:layer="layout" svg:width="2.032cm" svg:height="1.27cm" svg:x="13.954cm" svg:y="10.6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 draw:layer="layout" svg:width="2.032cm" svg:height="1.27cm" svg:x="13.954cm" svg:y="21.9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text-style-name="P1" draw:layer="layout" svg:x1="8.62cm" svg:y1="8.62cm" svg:x2="8.62cm" svg:y2="13.7cm" draw:start-shape="id12" draw:start-glue-point="2" draw:end-shape="id11" svg:d="m8620 8620v5080">
          <text:p/>
        </draw:connector>
        <draw:connector draw:style-name="gr24" draw:text-style-name="P1" draw:layer="layout" svg:x1="21.32cm" svg:y1="8.62cm" svg:x2="21.32cm" svg:y2="13.7cm" draw:start-shape="id14" draw:start-glue-point="2" draw:end-shape="id15" draw:end-glue-point="0" svg:d="m21320 8620v5080">
          <text:p/>
        </draw:connector>
        <draw:connector draw:style-name="gr24" draw:text-style-name="P1" draw:layer="layout" draw:line-skew="11.931cm -4.31cm -4.31cm" svg:x1="30.21cm" svg:y1="6.08cm" svg:x2="25.13cm" svg:y2="6.08cm" draw:start-shape="id13" draw:start-glue-point="3" draw:end-shape="id14" draw:end-glue-point="1" svg:d="m30210 6080h-1270v0h-2540v0h-1270">
          <text:p/>
        </draw:connector>
        <draw:connector draw:style-name="gr24" draw:text-style-name="P1" draw:layer="layout" draw:line-skew="11.931cm -4.31cm -4.31cm" svg:x1="17.51cm" svg:y1="6.08cm" svg:x2="12.43cm" svg:y2="6.08cm" draw:start-shape="id14" draw:start-glue-point="3" draw:end-shape="id12" draw:end-glue-point="1" svg:d="m17510 6080h-1270v0h-2540v0h-1270">
          <text:p/>
        </draw:connector>
        <draw:custom-shape draw:style-name="gr22" draw:text-style-name="P1" draw:layer="layout" svg:width="2.032cm" svg:height="1.27cm" svg:x="13.954cm" svg:y="5.4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4" draw:style-name="dp1" draw:master-page-name="Default">
        <draw:custom-shape draw:style-name="gr68" draw:text-style-name="P1" draw:layer="layout" svg:width="8.763cm" svg:height="13.716cm" svg:x="16.875cm" svg:y="3.032cm">
          <text:p/>
          <draw:enhanced-geometry svg:viewBox="0 0 21600 21600" draw:mirror-horizontal="false" draw:mirror-vertical="false" draw:type="rectangle" draw:enhanced-path="M 0 0 L 21600 0 21600 21600 0 21600 0 0 Z N"/>
        </draw:custom-shape>
        <draw:custom-shape draw:style-name="gr2" draw:text-style-name="P1" draw:layer="layout" svg:width="7.62cm" svg:height="5.08cm" svg:x="17.256cm" svg:y="10.906cm">
          <text:p/>
          <draw:enhanced-geometry svg:viewBox="0 0 21600 21600" draw:type="rectangle" draw:enhanced-path="M 0 0 L 21600 0 21600 21600 0 21600 0 0 Z N"/>
        </draw:custom-shape>
        <draw:custom-shape draw:style-name="gr2" draw:text-style-name="P1" draw:layer="layout" svg:width="7.62cm" svg:height="5.08cm" svg:x="4.556cm" svg:y="3.286cm">
          <text:p/>
          <draw:enhanced-geometry svg:viewBox="0 0 21600 21600" draw:type="rectangle" draw:enhanced-path="M 0 0 L 21600 0 21600 21600 0 21600 0 0 Z N"/>
        </draw:custom-shape>
        <draw:g xml:id="id18" draw:id="id18">
          <draw:custom-shape draw:style-name="gr69"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70" draw:text-style-name="P5" draw:layer="layout" svg:width="5.08cm" svg:height="1.27cm" draw:transform="rotate (-1.5707963267949) translate (25.13cm 3.54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71" draw:text-style-name="P5" draw:layer="layout" svg:width="5.08cm" svg:height="1.27cm" draw:transform="rotate (-1.5707963267949) translate (18.78cm 3.54cm)">
            <text:p text:style-name="P3"><text:span text:style-name="T4">X-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X-REQ</text:span></text:p>
            <draw:enhanced-geometry svg:viewBox="0 0 21600 21600" draw:type="rectangle" draw:enhanced-path="M 0 0 L 21600 0 21600 21600 0 21600 0 0 Z N"/>
          </draw:custom-shape>
        </draw:g>
        <draw:g xml:id="id16" draw:id="id16">
          <draw:custom-shape draw:style-name="gr72" draw:text-style-name="P4" draw:layer="layout" svg:width="5.08cm" svg:height="2.54cm" svg:x="18.78cm" svg:y="12.43cm">
            <text:p text:style-name="P3"><text:span text:style-name="T2">WORKER</text:span><text:span text:style-name="T3">id</text:span></text:p>
            <draw:enhanced-geometry svg:viewBox="0 0 21600 21600" draw:type="rectangle" draw:enhanced-path="M 0 0 L 21600 0 21600 21600 0 21600 0 0 Z N"/>
          </draw:custom-shape>
          <draw:custom-shape draw:style-name="gr73" draw:text-style-name="P5" draw:layer="layout" svg:width="5.08cm" svg:height="1.27cm" draw:transform="rotate (-1.5707963267949) translate (25.13cm 11.16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74" draw:text-style-name="P5" draw:layer="layout" svg:width="5.08cm" svg:height="1.27cm" draw:transform="rotate (-1.5707963267949) translate (18.78cm 11.16cm)">
            <text:p text:style-name="P3"><text:span text:style-name="T4">..</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11.16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4.97cm">
            <text:p text:style-name="P1"><text:span text:style-name="T5">REQ</text:span></text:p>
            <draw:enhanced-geometry svg:viewBox="0 0 21600 21600" draw:type="rectangle" draw:enhanced-path="M 0 0 L 21600 0 21600 21600 0 21600 0 0 Z N"/>
          </draw:custom-shape>
        </draw:g>
        <draw:g xml:id="id20" draw:id="id20">
          <draw:custom-shape draw:style-name="gr75"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76"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77"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6.08cm" svg:y="7.35cm">
            <text:p text:style-name="P1"><text:span text:style-name="T5">REQ</text:span></text:p>
            <draw:enhanced-geometry svg:viewBox="0 0 21600 21600" draw:type="rectangle" draw:enhanced-path="M 0 0 L 21600 0 21600 21600 0 21600 0 0 Z N"/>
          </draw:custom-shape>
        </draw:g>
        <draw:g xml:id="id19" draw:id="id19">
          <draw:custom-shape draw:style-name="gr78"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79"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80"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g xml:id="id17" draw:id="id17">
          <draw:custom-shape draw:style-name="gr81" draw:text-style-name="P4" draw:layer="layout" svg:width="5.08cm" svg:height="2.54cm" svg:x="18.78cm" svg:y="22.59cm">
            <text:p text:style-name="P3"><text:span text:style-name="T2">DB</text:span></text:p>
            <draw:enhanced-geometry svg:viewBox="0 0 21600 21600" draw:type="rectangle" draw:enhanced-path="M 0 0 L 21600 0 21600 21600 0 21600 0 0 Z N"/>
          </draw:custom-shape>
          <draw:custom-shape draw:style-name="gr82" draw:text-style-name="P5" draw:layer="layout" svg:width="5.08cm" svg:height="1.27cm" draw:transform="rotate (-1.5707963267949) translate (25.13cm 21.32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83" draw:text-style-name="P5" draw:layer="layout" svg:width="5.08cm" svg:height="1.27cm" draw:transform="rotate (-1.5707963267949) translate (18.78cm 21.32cm)">
            <text:p text:style-name="P3"><text:span text:style-name="T4">..</text:span></text:p>
            <draw:enhanced-geometry svg:viewBox="0 0 21600 21600" draw:mirror-horizontal="true" draw:mirror-vertical="false" draw:type="rectangle" draw:enhanced-path="M 0 0 L 21600 0 21600 21600 0 21600 0 0 Z N"/>
          </draw:custom-shape>
        </draw:g>
        <draw:connector draw:style-name="gr24" draw:text-style-name="P1" draw:layer="layout" svg:x1="21.32cm" svg:y1="16.24cm" svg:x2="21.32cm" svg:y2="21.32cm" draw:start-shape="id16" draw:start-glue-point="2" draw:end-shape="id17" draw:end-glue-point="0" svg:d="m21320 16240v5080">
          <text:p/>
        </draw:connector>
        <draw:connector draw:style-name="gr24" draw:text-style-name="P1" draw:layer="layout" draw:line-skew="-4.31cm -0.635cm" svg:x1="21.32cm" svg:y1="8.62cm" svg:x2="21.32cm" svg:y2="11.16cm" draw:start-shape="id18" draw:end-shape="id16" draw:end-glue-point="0" svg:d="m21320 8620v2540">
          <text:p/>
        </draw:connector>
        <draw:connector draw:style-name="gr24" draw:text-style-name="P1" draw:layer="layout" draw:line-skew="-3.04cm -0.635cm -2.039cm" svg:x1="25.13cm" svg:y1="13.7cm" svg:x2="30.21cm" svg:y2="6.08cm" draw:start-shape="id16" draw:start-glue-point="1" draw:end-shape="id19" draw:end-glue-point="3" svg:d="m25130 13700h2540v-3810 0-3810h2540">
          <text:p/>
        </draw:connector>
        <draw:connector draw:style-name="gr24" draw:text-style-name="P1" draw:layer="layout" draw:line-skew="-4.31cm -4.31cm 11.931cm" svg:x1="12.43cm" svg:y1="6.08cm" svg:x2="17.51cm" svg:y2="6.08cm" draw:start-shape="id20" draw:start-glue-point="1" draw:end-shape="id18" draw:end-glue-point="3" svg:d="m12430 6080h1270v0h2540v0h1270">
          <text:p/>
        </draw:connector>
        <draw:custom-shape draw:style-name="gr22" draw:text-style-name="P1" draw:layer="layout" svg:width="2.032cm" svg:height="1.27cm" svg:x="13.955cm" svg:y="5.4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5" draw:style-name="dp1" draw:master-page-name="Default">
        <draw:custom-shape draw:style-name="gr68" draw:text-style-name="P1" draw:layer="layout" svg:width="8.763cm" svg:height="13.716cm" svg:x="16.875cm" svg:y="3.032cm">
          <text:p/>
          <draw:enhanced-geometry svg:viewBox="0 0 21600 21600" draw:mirror-horizontal="false" draw:mirror-vertical="false" draw:type="rectangle" draw:enhanced-path="M 0 0 L 21600 0 21600 21600 0 21600 0 0 Z N"/>
        </draw:custom-shape>
        <draw:custom-shape draw:style-name="gr2" draw:text-style-name="P1" draw:layer="layout" svg:width="7.62cm" svg:height="5.08cm" svg:x="17.256cm" svg:y="10.906cm">
          <text:p/>
          <draw:enhanced-geometry svg:viewBox="0 0 21600 21600" draw:type="rectangle" draw:enhanced-path="M 0 0 L 21600 0 21600 21600 0 21600 0 0 Z N"/>
        </draw:custom-shape>
        <draw:g xml:id="id23" draw:id="id23">
          <draw:custom-shape draw:style-name="gr84"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85" draw:text-style-name="P5" draw:layer="layout" svg:width="5.08cm" svg:height="1.27cm" draw:transform="rotate (-1.5707963267949) translate (25.13cm 3.54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86" draw:text-style-name="P5" draw:layer="layout" svg:width="5.08cm" svg:height="1.27cm" draw:transform="rotate (-1.5707963267949) translate (18.78cm 3.54cm)">
            <text:p text:style-name="P3"><text:span text:style-name="T4">X-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X-REQ</text:span></text:p>
            <draw:enhanced-geometry svg:viewBox="0 0 21600 21600" draw:type="rectangle" draw:enhanced-path="M 0 0 L 21600 0 21600 21600 0 21600 0 0 Z N"/>
          </draw:custom-shape>
        </draw:g>
        <draw:g xml:id="id21" draw:id="id21">
          <draw:custom-shape draw:style-name="gr87" draw:text-style-name="P4" draw:layer="layout" svg:width="5.08cm" svg:height="2.54cm" svg:x="18.78cm" svg:y="12.43cm">
            <text:p text:style-name="P3"><text:span text:style-name="T2">WORKER</text:span><text:span text:style-name="T3">id</text:span></text:p>
            <draw:enhanced-geometry svg:viewBox="0 0 21600 21600" draw:type="rectangle" draw:enhanced-path="M 0 0 L 21600 0 21600 21600 0 21600 0 0 Z N"/>
          </draw:custom-shape>
          <draw:custom-shape draw:style-name="gr88" draw:text-style-name="P5" draw:layer="layout" svg:width="5.08cm" svg:height="1.27cm" draw:transform="rotate (-1.5707963267949) translate (25.13cm 11.16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89" draw:text-style-name="P5" draw:layer="layout" svg:width="5.08cm" svg:height="1.27cm" draw:transform="rotate (-1.5707963267949) translate (18.78cm 11.16cm)">
            <text:p text:style-name="P3"><text:span text:style-name="T4">..</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11.16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4.97cm">
            <text:p text:style-name="P1"><text:span text:style-name="T5">REQ</text:span></text:p>
            <draw:enhanced-geometry svg:viewBox="0 0 21600 21600" draw:type="rectangle" draw:enhanced-path="M 0 0 L 21600 0 21600 21600 0 21600 0 0 Z N"/>
          </draw:custom-shape>
        </draw:g>
        <draw:g xml:id="id22" draw:id="id22">
          <draw:custom-shape draw:style-name="gr90" draw:text-style-name="P4" draw:layer="layout" svg:width="5.08cm" svg:height="2.54cm" svg:x="18.78cm" svg:y="22.59cm">
            <text:p text:style-name="P3"><text:span text:style-name="T2">DB</text:span></text:p>
            <draw:enhanced-geometry svg:viewBox="0 0 21600 21600" draw:type="rectangle" draw:enhanced-path="M 0 0 L 21600 0 21600 21600 0 21600 0 0 Z N"/>
          </draw:custom-shape>
          <draw:custom-shape draw:style-name="gr91" draw:text-style-name="P5" draw:layer="layout" svg:width="5.08cm" svg:height="1.27cm" draw:transform="rotate (-1.5707963267949) translate (25.13cm 21.32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92" draw:text-style-name="P5" draw:layer="layout" svg:width="5.08cm" svg:height="1.27cm" draw:transform="rotate (-1.5707963267949) translate (18.78cm 21.32cm)">
            <text:p text:style-name="P3"><text:span text:style-name="T4">..</text:span></text:p>
            <draw:enhanced-geometry svg:viewBox="0 0 21600 21600" draw:mirror-horizontal="true" draw:mirror-vertical="false" draw:type="rectangle" draw:enhanced-path="M 0 0 L 21600 0 21600 21600 0 21600 0 0 Z N"/>
          </draw:custom-shape>
        </draw:g>
        <draw:connector draw:style-name="gr24" draw:text-style-name="P1" draw:layer="layout" svg:x1="21.32cm" svg:y1="16.24cm" svg:x2="21.32cm" svg:y2="21.32cm" draw:start-shape="id21" draw:start-glue-point="2" draw:end-shape="id22" draw:end-glue-point="0" svg:d="m21320 16240v5080">
          <text:p/>
        </draw:connector>
        <draw:connector draw:style-name="gr24" draw:text-style-name="P1" draw:layer="layout" draw:line-skew="-4.31cm -0.635cm" svg:x1="21.32cm" svg:y1="8.62cm" svg:x2="21.32cm" svg:y2="11.16cm" draw:start-shape="id23" draw:end-shape="id21" draw:end-glue-point="0" svg:d="m21320 8620v2540">
          <text:p/>
        </draw:connector>
        <draw:custom-shape draw:style-name="gr6" draw:text-style-name="P1" draw:layer="layout" svg:width="5.08cm" svg:height="6.858cm" svg:x="31.5cm" svg:y="20.431cm">
          <text:p text:style-name="P3"><text:span text:style-name="T7">SQLite,</text:span></text:p>
          <text:p text:style-name="P3"><text:span text:style-name="T7">Postgres,</text:span></text:p>
          <text:p text:style-name="P3"><text:span text:style-name="T7">etc.</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93" draw:text-style-name="P1" draw:layer="layout" svg:x1="25.13cm" svg:y1="23.86cm" svg:x2="31.607cm" svg:y2="23.86cm">
          <text:p/>
        </draw:line>
        <draw:custom-shape draw:style-name="gr21" draw:text-style-name="P7" draw:layer="layout" svg:width="7.747cm" svg:height="5.08cm" svg:x="4.683cm" svg:y="11.16cm">
          <text:p text:style-name="P1"><text:span text:style-name="T8">WORKER</text:span><text:span text:style-name="T8"><text:line-break/></text:span><text:span text:style-name="T8">translates to SQL</text:span><text:span text:style-name="T8"><text:line-break/></text:span><text:span text:style-name="T8">and from JSON.</text:span></text:p>
          <draw:enhanced-geometry svg:viewBox="0 0 21600 21600" draw:text-areas="3000 3320 17110 17330" draw:type="cloud-callout" draw:modifiers="40568.3014971606 14636.64632946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1" draw:text-style-name="P7" draw:layer="layout" svg:width="7.747cm" svg:height="5.08cm" svg:x="4.81cm" svg:y="21.32cm">
          <text:p text:style-name="P1"><text:span text:style-name="T8">SQL requests &amp;</text:span><text:span text:style-name="T8"><text:line-break/></text:span><text:span text:style-name="T8">JSON responses</text:span></text:p>
          <draw:enhanced-geometry svg:viewBox="0 0 21600 21600" draw:text-areas="3000 3320 17110 17330" draw:type="cloud-callout" draw:modifiers="42341.3526071244 -10819.13009250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1" draw:text-style-name="P7" draw:layer="layout" svg:width="7.62cm" svg:height="5.08cm" svg:x="30.21cm" svg:y="11.185cm">
          <text:p text:style-name="P1"><text:span text:style-name="T8">DB Instance</text:span></text:p>
          <draw:enhanced-geometry svg:viewBox="0 0 21600 21600" draw:text-areas="3000 3320 17110 17330" draw:type="cloud-callout" draw:modifiers="7391.78585487469 43187.2466049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6" draw:style-name="dp1" draw:master-page-name="Default">
        <draw:custom-shape draw:style-name="gr21" draw:text-style-name="P1" draw:layer="layout" svg:width="7.62cm" svg:height="5.08cm" svg:x="17.51cm" svg:y="16.24cm">
          <text:p text:style-name="P1"><text:span text:style-name="T8">Subscribed to</text:span><text:span text:style-name="T8"><text:line-break/></text:span><text:span text:style-name="T9">either</text:span><text:span text:style-name="T8"> OME </text:span><text:span text:style-name="T9">or</text:span><text:span text:style-name="T8"> SI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8" draw:text-style-name="P1" draw:layer="layout" svg:width="8.763cm" svg:height="13.716cm" svg:x="4.148cm" svg:y="3.032cm">
          <text:p/>
          <draw:enhanced-geometry svg:viewBox="0 0 21600 21600" draw:mirror-horizontal="false" draw:mirror-vertical="false" draw:type="rectangle" draw:enhanced-path="M 0 0 L 21600 0 21600 21600 0 21600 0 0 Z N"/>
        </draw:custom-shape>
        <draw:custom-shape draw:style-name="gr2" draw:text-style-name="P1" draw:layer="layout" svg:width="7.62cm" svg:height="5.08cm" svg:x="4.556cm" svg:y="3.286cm">
          <text:p/>
          <draw:enhanced-geometry svg:viewBox="0 0 21600 21600" draw:type="rectangle" draw:enhanced-path="M 0 0 L 21600 0 21600 21600 0 21600 0 0 Z N"/>
        </draw:custom-shape>
        <draw:custom-shape draw:style-name="gr2" draw:text-style-name="P1" draw:layer="layout" svg:width="7.62cm" svg:height="5.08cm" svg:x="4.556cm" svg:y="10.906cm">
          <text:p/>
          <draw:enhanced-geometry svg:viewBox="0 0 21600 21600" draw:type="rectangle" draw:enhanced-path="M 0 0 L 21600 0 21600 21600 0 21600 0 0 Z N"/>
        </draw:custom-shape>
        <draw:custom-shape draw:style-name="gr2" draw:text-style-name="P1" draw:layer="layout" svg:width="7.62cm" svg:height="5.08cm" svg:x="4.556cm" svg:y="21.054cm">
          <text:p/>
          <draw:enhanced-geometry svg:viewBox="0 0 21600 21600" draw:type="rectangle" draw:enhanced-path="M 0 0 L 21600 0 21600 21600 0 21600 0 0 Z N"/>
        </draw:custom-shape>
        <draw:g xml:id="id27" draw:id="id27">
          <draw:custom-shape draw:style-name="gr94" draw:text-style-name="P4" draw:layer="layout" svg:width="5.08cm" svg:height="2.54cm" svg:x="6.08cm" svg:y="22.59cm">
            <text:p text:style-name="P3"><text:span text:style-name="T2">SIM</text:span><text:span text:style-name="T3">id</text:span></text:p>
            <draw:enhanced-geometry svg:viewBox="0 0 21600 21600" draw:type="rectangle" draw:enhanced-path="M 0 0 L 21600 0 21600 21600 0 21600 0 0 Z N"/>
          </draw:custom-shape>
          <draw:custom-shape draw:style-name="gr95" draw:text-style-name="P5" draw:layer="layout" svg:width="5.08cm" svg:height="1.27cm" draw:transform="rotate (-1.5707963267949) translate (6.08cm 21.32cm)">
            <text:p text:style-name="P3"><text:span text:style-name="T4">P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21.32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2.54cm" svg:height="1.27cm" svg:x="6.08cm" svg:y="25.13cm">
            <text:p text:style-name="P1"><text:span text:style-name="T5">PULL</text:span></text:p>
            <draw:enhanced-geometry svg:viewBox="0 0 21600 21600" draw:type="rectangle" draw:enhanced-path="M 0 0 L 21600 0 21600 21600 0 21600 0 0 Z N"/>
          </draw:custom-shape>
          <draw:custom-shape draw:style-name="gr96" draw:text-style-name="P5" draw:layer="layout" svg:width="5.08cm" svg:height="1.27cm" draw:transform="rotate (-1.5707963267949) translate (12.43cm 21.32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54cm" svg:height="1.27cm" svg:x="8.62cm" svg:y="25.13cm">
            <text:p text:style-name="P1"><text:span text:style-name="T5">REQ</text:span></text:p>
            <draw:enhanced-geometry svg:viewBox="0 0 21600 21600" draw:type="rectangle" draw:enhanced-path="M 0 0 L 21600 0 21600 21600 0 21600 0 0 Z N"/>
          </draw:custom-shape>
        </draw:g>
        <draw:g xml:id="id25" draw:id="id25">
          <draw:custom-shape draw:style-name="gr97" draw:text-style-name="P4" draw:layer="layout" svg:width="5.08cm" svg:height="2.54cm" svg:x="6.08cm" svg:y="12.43cm">
            <text:p text:style-name="P3"><text:span text:style-name="T2">KERNEL</text:span><text:span text:style-name="T3">id</text:span></text:p>
            <draw:enhanced-geometry svg:viewBox="0 0 21600 21600" draw:type="rectangle" draw:enhanced-path="M 0 0 L 21600 0 21600 21600 0 21600 0 0 Z N"/>
          </draw:custom-shape>
          <draw:custom-shape draw:style-name="gr98" draw:text-style-name="P5" draw:layer="layout" svg:width="5.08cm" svg:height="1.27cm" draw:transform="rotate (-1.5707963267949) translate (12.43cm 11.16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99" draw:text-style-name="P5" draw:layer="layout" svg:width="5.08cm" svg:height="1.27cm" draw:transform="rotate (-1.5707963267949) translate (6.08cm 11.16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11.16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6.08cm" svg:y="14.97cm">
            <text:p text:style-name="P1"><text:span text:style-name="T5">REQ</text:span></text:p>
            <draw:enhanced-geometry svg:viewBox="0 0 21600 21600" draw:type="rectangle" draw:enhanced-path="M 0 0 L 21600 0 21600 21600 0 21600 0 0 Z N"/>
          </draw:custom-shape>
        </draw:g>
        <draw:connector draw:style-name="gr24" draw:text-style-name="P1" draw:layer="layout" svg:x1="8.62cm" svg:y1="8.62cm" svg:x2="8.62cm" svg:y2="11.16cm" draw:start-shape="id24" draw:start-glue-point="2" draw:end-shape="id25" draw:end-glue-point="0" svg:d="m8620 8620v2540">
          <text:p/>
        </draw:connector>
        <draw:connector draw:style-name="gr24" draw:text-style-name="P1" draw:layer="layout" draw:line-skew="-2.039cm -0.635cm -3.04cm" svg:x1="17.51cm" svg:y1="6.08cm" svg:x2="12.43cm" svg:y2="13.7cm" draw:start-shape="id26" draw:start-glue-point="3" draw:end-shape="id25" draw:end-glue-point="1" svg:d="m17510 6080h-2540v3810 0 3810h-2540">
          <text:p/>
        </draw:connector>
        <draw:custom-shape draw:style-name="gr22" draw:text-style-name="P1" draw:layer="layout" svg:width="2.032cm" svg:height="1.27cm" draw:transform="rotate (1.44234009384811) translate (14.21cm 10.816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24" draw:id="id24">
          <draw:custom-shape draw:style-name="gr100" draw:text-style-name="P4" draw:layer="layout" svg:width="5.08cm" svg:height="2.54cm" svg:x="6.08cm" svg:y="4.81cm">
            <text:p text:style-name="P3"><text:span text:style-name="T2">CLIENT UI</text:span></text:p>
            <draw:enhanced-geometry svg:viewBox="0 0 21600 21600" draw:type="rectangle" draw:enhanced-path="M 0 0 L 21600 0 21600 21600 0 21600 0 0 Z N"/>
          </draw:custom-shape>
          <draw:custom-shape draw:style-name="gr101" draw:text-style-name="P5" draw:layer="layout" svg:width="5.08cm" svg:height="1.27cm" draw:transform="rotate (-1.5707963267949) translate (12.43cm 3.54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102" draw:text-style-name="P5" draw:layer="layout" svg:width="5.08cm" svg:height="1.27cm" draw:transform="rotate (-1.5707963267949) translate (6.08cm 3.54cm)">
            <text:p text:style-name="P3"><text:span text:style-name="T4">..</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6.08cm" svg:y="7.35cm">
            <text:p text:style-name="P1"><text:span text:style-name="T5">REQ</text:span></text:p>
            <draw:enhanced-geometry svg:viewBox="0 0 21600 21600" draw:type="rectangle" draw:enhanced-path="M 0 0 L 21600 0 21600 21600 0 21600 0 0 Z N"/>
          </draw:custom-shape>
        </draw:g>
        <draw:connector draw:style-name="gr24" draw:text-style-name="P1" draw:layer="layout" svg:x1="8.62cm" svg:y1="16.24cm" svg:x2="8.62cm" svg:y2="21.32cm" draw:start-shape="id25" draw:start-glue-point="2" draw:end-shape="id27" draw:end-glue-point="0" svg:d="m8620 16240v5080">
          <text:p/>
        </draw:connector>
        <draw:connector draw:style-name="gr103" draw:text-style-name="P1" draw:layer="layout" draw:line-skew="-2.039cm" svg:x1="4.81cm" svg:y1="13.7cm" svg:x2="17.51cm" svg:y2="18.78cm" draw:start-shape="id25" draw:start-glue-point="3" svg:d="m4810 13700h-2540v5080h15240">
          <text:p/>
        </draw:connector>
        <draw:g xml:id="id26" draw:id="id26">
          <draw:custom-shape draw:style-name="gr104"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105"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106"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xml:id="id28" draw:id="id28">
          <draw:custom-shape draw:style-name="gr107"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108"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109"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connector draw:style-name="gr24" draw:text-style-name="P1" draw:layer="layout" draw:line-skew="-4.31cm -4.31cm 11.931cm" svg:x1="25.13cm" svg:y1="6.08cm" svg:x2="30.21cm" svg:y2="6.08cm" draw:start-shape="id26" draw:start-glue-point="1" draw:end-shape="id28" draw:end-glue-point="3" svg:d="m25130 6080h1270v0h2540v0h1270">
          <text:p/>
        </draw:connector>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2" draw:display-name="Arrowheads 2" svg:viewBox="0 0 1131 1918" svg:d="m737 1131h394l-564-1131-567 1131h398l-398 787h1131z"/>
    <draw:marker draw:name="Arrowheads_20_3" draw:display-name="Arrowheads 3" svg:viewBox="0 0 1131 1131" svg:d="m0 564 564 567 567-567-567-564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1-09T22:03:35</meta:creation-date>
    <dc:date>2012-01-12T21:08:22</dc:date>
    <meta:editing-duration>PT7H33M16S</meta:editing-duration>
    <meta:editing-cycles>74</meta:editing-cycles>
    <meta:generator>LibreOffice/3.4$Linux LibreOffice_project/340m1$Build-402</meta:generator>
    <meta:document-statistic meta:object-count="266"/>
  </office:meta>
</office:document-meta>
</file>